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Algoritmo</mi>
            <mi mathvariant="italic">PRIM</mi>
          </mrow>
        </mtd>
      </mtr>
      <mtr>
        <mtd>
          <mrow>
            <mi mathvariant="italic">Entrada</mi>
            <mi mathvariant="normal">:</mi>
            <mi>G</mi>
            <mrow>
              <mo fence="true" stretchy="false">(</mo>
              <mrow>
                <mrow>
                  <mi>V</mi>
                  <mi>,</mi>
                  <mi>A</mi>
                </mrow>
              </mrow>
              <mo fence="true" stretchy="false">)</mo>
            </mrow>
          </mrow>
        </mtd>
      </mtr>
      <mtr>
        <mtd>
          <mrow>
            <mi mathvariant="italic">Saída</mi>
            <mi mathvariant="normal">:</mi>
            <mi mathvariant="italic">Conjunto</mi>
            <mi mathvariant="italic">de</mi>
            <mi mathvariant="italic">arestas</mi>
          </mrow>
        </mtd>
      </mtr>
      <mtr>
        <mtd>
          <mrow>
            <mspace width="4em"/>
            <mi>S</mi>
            <mrow>
              <mi mathvariant="normal">:</mi>
              <mo stretchy="false">=</mo>
              <mo stretchy="false">{</mo>
            </mrow>
            <mo stretchy="false">}</mo>
          </mrow>
        </mtd>
      </mtr>
      <mtr>
        <mtd>
          <mrow>
            <mspace width="4em"/>
            <mi>Q</mi>
            <mrow>
              <mi mathvariant="normal">:</mi>
              <mo stretchy="false">=</mo>
              <mi>V</mi>
            </mrow>
          </mrow>
        </mtd>
      </mtr>
      <mtr>
        <mtd>
          <mrow>
            <mspace width="4em"/>
            <mi>a</mi>
            <mrow>
              <mi mathvariant="normal">:</mi>
              <mo stretchy="false">=</mo>
              <mi mathvariant="italic">nodo</mi>
            </mrow>
            <mi mathvariant="italic">arbitrário</mi>
            <mi mathvariant="italic">de</mi>
            <mi>V</mi>
          </mrow>
        </mtd>
      </mtr>
      <mtr>
        <mtd>
          <mrow>
            <mspace width="4em"/>
            <mi>Q</mi>
            <mrow>
              <mi mathvariant="normal">:</mi>
              <mo stretchy="false">=</mo>
              <mrow>
                <mi>Q</mi>
                <mo stretchy="false">∖</mo>
                <mo stretchy="false">{</mo>
              </mrow>
            </mrow>
            <mi>a</mi>
            <mo stretchy="false">}</mo>
          </mrow>
        </mtd>
      </mtr>
      <mtr>
        <mtd>
          <mrow>
            <mspace width="4em"/>
            <mi mathvariant="italic">enquanto</mi>
            <mspace width="0.5em"/>
            <mrow>
              <mrow>
                <mo fence="true" stretchy="true">|</mo>
                <mrow>
                  <mi>Q</mi>
                </mrow>
                <mo fence="true" stretchy="true">|</mo>
              </mrow>
              <mo stretchy="false">≠</mo>
              <mn>0</mn>
            </mrow>
            <mspace width="0.5em"/>
            <mi mathvariant="italic">então</mi>
          </mrow>
        </mtd>
      </mtr>
      <mtr>
        <mtd>
          <mrow>
            <mspace width="8em"/>
            <mi mathvariant="normal">α</mi>
            <mrow>
              <mi mathvariant="normal">:</mi>
              <mo stretchy="false">=</mo>
              <mi mathvariant="italic">menor</mi>
            </mrow>
            <mi mathvariant="italic">aresta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  <mrow>
              <mspace width="1em"/>
              <mo stretchy="false">∣</mo>
              <mspace width="1em"/>
            </mrow>
            <mrow>
              <mo fence="true" stretchy="false">(</mo>
              <mrow>
                <mrow>
                  <mspace width="0.5em"/>
                  <mrow>
                    <mi>u</mi>
                    <mo stretchy="false">∈</mo>
                    <mi>Q</mi>
                  </mrow>
                  <mspace width="0.5em"/>
                  <mi>e</mi>
                  <mspace width="0.5em"/>
                  <mrow>
                    <mi>v</mi>
                    <mo stretchy="false">∉</mo>
                    <mi>Q</mi>
                  </mrow>
                  <mspace width="0.5em"/>
                </mrow>
              </mrow>
              <mo fence="true" stretchy="false">)</mo>
            </mrow>
            <mspace width="0.5em"/>
            <mi mathvariant="italic">ou</mi>
            <mspace width="0.5em"/>
            <mrow>
              <mo fence="true" stretchy="false">(</mo>
              <mrow>
                <mrow>
                  <mspace width="0.5em"/>
                  <mrow>
                    <mi>u</mi>
                    <mo stretchy="false">∉</mo>
                    <mi>Q</mi>
                  </mrow>
                  <mspace width="0.5em"/>
                  <mi>e</mi>
                  <mspace width="0.5em"/>
                  <mrow>
                    <mi>v</mi>
                    <mo stretchy="false">∈</mo>
                    <mi>Q</mi>
                  </mrow>
                  <mspace width="0.5em"/>
                </mrow>
              </mrow>
              <mo fence="true" stretchy="false">)</mo>
            </mrow>
          </mrow>
        </mtd>
      </mtr>
      <mtr>
        <mtd>
          <mrow>
            <mspace width="8em"/>
            <mi>S</mi>
            <mrow>
              <mi mathvariant="normal">:</mi>
              <mo stretchy="false">=</mo>
              <mi>S</mi>
            </mrow>
            <mrow>
              <mspace width="0.5em"/>
              <mo stretchy="false">∪</mo>
              <mspace width="0.5em"/>
            </mrow>
            <mo stretchy="false">{</mo>
            <mi mathvariant="normal">α</mi>
            <mo stretchy="false">}</mo>
          </mrow>
        </mtd>
      </mtr>
      <mtr>
        <mtd>
          <mrow>
            <mspace width="8em"/>
            <mi>Q</mi>
            <mrow>
              <mi mathvariant="normal">:</mi>
              <mo stretchy="false">=</mo>
              <mi>Q</mi>
            </mrow>
            <mrow>
              <mspace width="0.5em"/>
              <mo stretchy="false">∖</mo>
              <mspace width="0.5em"/>
            </mrow>
            <mo stretchy="false">{</mo>
            <msub>
              <mi mathvariant="normal">α</mi>
              <mi>u</mi>
            </msub>
            <mi>,</mi>
            <msub>
              <mi mathvariant="normal">α</mi>
              <mi>v</mi>
            </msub>
            <mo stretchy="false">}</mo>
          </mrow>
        </mtd>
      </mtr>
      <mtr>
        <mtd>
          <mrow>
            <mspace width="4em"/>
            <mi mathvariant="italic">fim</mi>
            <mi mathvariant="italic">enquanto</mi>
          </mrow>
        </mtd>
      </mtr>
      <mtr>
        <mtd>
          <mrow>
            <mspace width="4em"/>
            <mi mathvariant="italic">returna</mi>
            <mspace width="0.5em"/>
            <mi>S</mi>
          </mrow>
        </mtd>
      </mtr>
    </mtable>
    <annotation encoding="StarMath 5.0">Algoritmo PRIM newline
Entrada: G( V,A ) newline
Saída: Conjunto de arestas newline
````````S := \{  \} newline
````````Q := V newline
````````a := nodo arbitrário de V newline
````````Q := Q setminus \{ a \} newline
````````enquanto `abs{Q} &lt;&gt; 0 `então newline
```````` ```````` %alpha := menor aresta ( u, v ) ``divides`` ( ` u in Q `e` v notin Q `) `ou` ( ` u notin Q `e` v in Q `) newline
```````` ```````` S := S `union` \{%alpha\} newline
```````` ```````` Q := Q `setminus` \{ %alpha_u, %alpha_v \} newline
````````fim enquanto newline
````````returna `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17:30.284402551</meta:creation-date>
    <dc:date>2018-04-10T16:54:43.070637785</dc:date>
    <meta:editing-duration>PT9M2S</meta:editing-duration>
    <meta:editing-cycles>2</meta:editing-cycles>
    <meta:generator>LibreOffice/5.1.6.2$Linux_X86_64 LibreOffice_project/10m0$Build-2</meta:generator>
  </office:meta>
</office:document-meta>
</file>